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3.859cm"/>
    </style:style>
    <style:style style:name="pr6" style:family="presentation" style:parent-style-name="lyt-brown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line-height="100%" style:punctuation-wrap="simple" style:writing-mode="lr-tb">
        <style:tab-stops/>
      </style:paragraph-properties>
    </style:style>
    <style:style style:name="P3" style:family="paragraph">
      <style:paragraph-properties fo:line-height="100%" fo:text-align="start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Micro controllers<text:line-break/> Pyth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By:</text:p>
            <text:p text:style-name="P1">Mohammad Farha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A little Bit About Myself</text:p>
          </draw:text-box>
        </draw:frame>
        <draw:frame presentation:style-name="pr5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pplication Engineer at ThinkRF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Developed APIs/GUIs in C/C++, Octave, Matlab, Labview, Python, Visual Basic</text:span></text:p>
              </text:list-item>
              <text:list-item>
                <text:p text:style-name="P2"><text:span text:style-name="T1"/></text:p>
              </text:list-item>
              <text:list-item>
                <text:p text:style-name="P3"><text:span text:style-name="T2">Email: mfarhan102@gmail.com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Github: github.com/mfarhan12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1c1c1c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1c1c1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Farhan</meta:initial-creator>
    <meta:creation-date>2016-09-12T20:17:33.43</meta:creation-date>
    <meta:editing-duration>PT10H19M34S</meta:editing-duration>
    <meta:editing-cycles>3</meta:editing-cycles>
    <dc:date>2016-09-13T06:36:54.45</dc:date>
    <dc:creator>Mohammad Farhan</dc:creator>
    <meta:generator>OpenOffice/4.1.2$Win32 OpenOffice.org_project/412m3$Build-9782</meta:generator>
    <meta:document-statistic meta:object-count="55"/>
  </office:meta>
</office:document-meta>
</file>